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26bc"/>
    </style:style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’ERRANT SANS NOM</text:h>
      <text:p text:style-name="Text_20_body">Il ne connaît pas son véritable nom.</text:p>
      <text:p text:style-name="Text_20_body">Il dit qu’il l’a perdu dans la fracture.</text:p>
      <text:p text:style-name="P1">Mais parfois, dans ses cauchemars,</text:p>
      <text:p text:style-name="P1">il entend une voix qui l’appelle autrement.</text:p>
      <text:p text:style-name="P1">Pas par un mot humain.</text:p>
      <text:p text:style-name="P1">Par une vibration.</text:p>
      <text:p text:style-name="Text_20_body">Il se souvient de tout.</text:p>
      <text:p text:style-name="P1">La chute de son ciel.</text:p>
      <text:p text:style-name="P1">Les fissures qui ont avalé les cités.</text:p>
      <text:p text:style-name="P1">Les Raclures grouillant comme une marée vivante.</text:p>
      <text:p text:style-name="P1">Les Seigneurs du Fragment écrasant les derniers résistants.</text:p>
      <text:p text:style-name="P1">Les Dragons de son monde, déformés, retournés contre leurs propres terres.</text:p>
      <text:p text:style-name="Text_20_body">Il se souvient.</text:p>
      <text:p text:style-name="Text_20_body">Tout.</text:p>
      <text:p text:style-name="Text_20_body">Sauf une chose.</text:p>
      <text:p text:style-name="Text_20_body">Pourquoi lui ?</text:p>
      <text:p text:style-name="Text_20_body">Pourquoi a-t-il survécu<text:line-break/>quand des milliers d’autres ont disparu dans la lumière brisée ?</text:p>
      <text:p text:style-name="Horizontal_20_Line"/>
      <text:h text:style-name="Heading_20_1" text:outline-level="1"/>
      <text:h text:style-name="P2" text:outline-level="1">LE DOUTE</text:h>
      <text:p text:style-name="Text_20_body">Au début, il croyait à la chance.</text:p>
      <text:p text:style-name="Text_20_body">Puis au hasard.</text:p>
      <text:p text:style-name="Text_20_body">Puis à une faille de calcul.</text:p>
      <text:p text:style-name="Text_20_body">Mais les cauchemars reviennent.</text:p>
      <text:p text:style-name="Text_20_body">Toujours le même moment.</text:p>
      <text:p text:style-name="Text_20_body">Toujours la même sensation.</text:p>
      <text:p text:style-name="P1">Quelque chose l’observait</text:p>
      <text:p text:style-name="P1">avant la chute finale.</text:p>
      <text:p text:style-name="Text_20_body">Quelque chose l’a laissé passer.</text:p>
      <text:p text:style-name="Text_20_body">Pas sauvé.</text:p>
      <text:p text:style-name="Text_20_body">Laissé.</text:p>
      <text:p text:style-name="P1">Et parfois, au bord du sommeil,</text:p>
      <text:p text:style-name="P1">une pensée s’insinue.</text:p>
      <text:p text:style-name="Text_20_body">Et si je n’avais pas fui ?</text:p>
      <text:p text:style-name="Text_20_body">Et si j’avais été envoyé ?</text:p>
      <text:p text:style-name="Text_20_body">Pas pour avertir.</text:p>
      <text:p text:style-name="Text_20_body">Pour ouvrir.</text:p>
      <text:p text:style-name="Horizontal_20_Line"/>
      <text:h text:style-name="Heading_20_1" text:outline-level="1"/>
      <text:h text:style-name="P2" text:outline-level="1">LE VERTIGE</text:h>
      <text:p text:style-name="Text_20_body">Il porte en lui le Nom.</text:p>
      <text:p text:style-name="Text_20_body">Pas consciemment.</text:p>
      <text:p text:style-name="Text_20_body">Pas volontairement.</text:p>
      <text:p text:style-name="Text_20_body">Mais comme une graine.</text:p>
      <text:p text:style-name="P1">Et plus il s’approche des Fragments du Seuil,</text:p>
      <text:p text:style-name="P1">plus ses souvenirs deviennent précis.</text:p>
      <text:p text:style-name="Text_20_body">Plus les syllabes se recomposent.</text:p>
      <text:p text:style-name="Text_20_body">Plus les fissures apparaissent.</text:p>
      <text:p text:style-name="Text_20_body">Il redoute le moment où il se souviendra entièrement.</text:p>
      <text:p text:style-name="Text_20_body">Car s’il prononce le Nom…</text:p>
      <text:p text:style-name="Text_20_body">Ce ne sera pas un accident.</text:p>
      <text:p text:style-name="Text_20_body">Ce sera un choi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53:28.397501800</meta:creation-date>
    <dc:date>2026-02-26T23:54:02.901010000</dc:date>
    <meta:editing-duration>PT34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3" meta:paragraph-count="49" meta:word-count="239" meta:character-count="1363" meta:non-whitespace-character-count="1173"/>
  </office:meta>
</office:document-meta>
</file>